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office:automatic-styles>
  <office:body>
    <office:text>
      <text:p text:style-name="Normal">모든 교육은 기본적으로 ‘<text:span text:style-name="T1">거짓말</text:span>’이다</text:p>
      <text:p text:style-name="Normal">2019.09.30. KAL093 on Airborn, 오유신.</text:p>
      <text:p text:style-name="Normal"/>
      <text:p text:style-name="Normal">예전에, 우리 경남과학고등학교에서 한철우 교장은 이렇게 말씀하신 바가 있다.</text:p>
      <text:p text:style-name="Normal">그 날은 진주시와 함께한다는 목적 하에 경남과학고등학교 고등학생들의 노동력을 본격적으로 수탈하는 장, 수학과학정보페스티벌 전날.</text:p>
      <text:p text:style-name="Normal">그는 아이스크림으로 우리들을 구슬리면서 이렇게 말했다.</text:p>
      <text:p text:style-name="Normal"/>
      <text:p text:style-name="Normal">“여러분들이 지금까지 했던 그 어떤 일들보다, 내일 아이들에게 웃어주는 것이 더 중요합니다. 그렇게 되면, 많은 아이들이 아, 경남과학고등학교에 다니고 있는 많은 언니누나, 오빠형들이 저렇게 과학과 수학을 통해서 행복을 찾을 수 있구나, 나도 저렇게 재미있는 과학을 한 번 해봐야 겠다. 나도 경남과학고등학교에 언젠가는 다니고 싶다라고 생각하게끔 말이죠.”</text:p>
      <text:p text:style-name="Normal"/>
      <text:p text:style-name="Normal">그 말을 듣고 다른 친구들은 크나큰 혼돈과 충격, 그리고 교장에 대한 실망에 빠진 나와는 달리 아이스크림의 유혹을 쪽쪽 빨면서 고개나 끄덕거리고 있었다. 나는 차마 그러지 못했다. 그것에 동의하기에는 너무나도 큰 문제가, 너무나도 나의 가치관과 도덕관, 양심에 위반되는 것이 하나 있었기 때문이었다.</text:p>
      <text:p text:style-name="Normal"/>
      <text:p text:style-name="Normal">그것은 새빨간 ‘거짓말’이었다.</text:p>
      <text:p text:style-name="Normal">우리 중 그 누구도 수과학을 하면서 행복하다고 말하는 사람은 없었다. 일이 끝났을 때 얻는 성취감을 고려하더라도, 되었다 싶으면 다시 나의 목을 거세게 졸라오는 살인적인 일정, 함께 24시간 생활하면서 정말 말 그대로 ‘죽여버리고 싶은’ 친구들의 세 살배기 어린 아이도 하지 않을 듯한 멍청한 행태니, 들어와보니 ‘입학하기 위해서는 선행이 필요 없다고 했지, 입학 이후에는 선행이 필요 없다는 말은 하지 않았다’라는 격노할 입학사정관의 발언.</text:p>
      <text:p text:style-name="Normal"/>
      <text:p text:style-name="Normal">나 자신이 경남과학고등학교에서 지금까지 얻은 것은 ‘절망’과 그 사이에서, 그 바보들, 그 머저리들, 그 정신병자들 사이에서(물론 나도 이쯤되면 정신병자이기는 하다) 악착같이 버티는 방법. 그것 딱 두가지인데, 이렇게 인생이 비참해질 수 있는데, 그 좋았던 중학교 시절에서 고등학교 시절로 넘어오면서, 입시에 휘말리면서, 이 더러운 대한민국의 현실에 휘말리면서 이렇게까지 사람이 비참해질 수 있는데, 그 밝은 아이들의 순수함을 지켜주기 위하여 우리가 애써 가면을 쓰고 웃으며, 그들에게 현실이 아닌 이상을 알려주는 것은, 분명 거짓말이고, 그들을 배신하는 행위였다.</text:p>
      <text:p text:style-name="Normal"/>
      <text:p text:style-name="Normal">그것을 우리의 교장은 공공연하게, 아이스크림 따위로 유혹하면서 우리에게 요구하고 있었던 것이다.</text:p>
      <text:p text:style-name="Normal">솔직하게 나는, 교장이 미친 것 아니냐는 생각을 했다. 게다가, 그 요구를 곧이 곧대로 받아들이면서, 추호의 의심조차 하지 않으면서 아무 생각 없이 거기에 앉아있던 다른 100명의 학생들에 대한 분노가 치밀어올랐다.</text:p>
      <text:p text:style-name="Normal"/>
      <text:p text:style-name="Normal">모두가, 거기에 앉아 있던 모두가 거짓말쟁이이자, 위선자이자, 사기꾼이었다.</text:p>
      <text:p text:style-name="Normal">자신들이 당했던 고통을 당연히 후손들이 겪어야 할 것으로 생각하고, 그저 떠넘기는 죄인들.</text:p>
      <text:p text:style-name="Normal"/>
      <text:p text:style-name="Normal">하지만 결국, 가만히 생각해보면 사회는 공공연하게 다음 세대들에게 거짓말을 하고 있었다.</text:p>
      <text:p text:style-name="Normal">우리는 자라면서 알게 된다. 어릴 적, 동화책에서만 보던 세계는 결코 존재할 수 없음을. 세상이라는 것은, 마치 동화책 속의 마법처럼 무언가 정성을 다하기만 하면, 그 보상이 반드시 따른다고 할 수 없는 불공정한 세계이고, 우량한 종자만이 존재하는 것이 아니라, 희대의 쓰레기도 존재하는 정말 이상하고도 잔인한 세계라는 것을. 그리고, 기본적으로 인간 역사는 크고 작든 ‘살인의 연속’이라는 것을 우리는 알게 된다.</text:p>
      <text:p text:style-name="Normal"/>
      <text:p text:style-name="Normal">왜 우리는 굳이 어린 아이들의 ‘동심’을 지켜줄 필요가 있는 것일까? 그들이 어리기 때문에? 그러면 그들은 그 이유만으로 현실을 몰라도 된다 이것인가? 그들은 순수한 마음을 지닌 착한 아이들이기 때문에? 그러면 왜 유치원생들과 어린이집 원생들이 다른 원생을 폭행하는 뉴스가 사회면을 장식하겠는가? 그들의 판단 능력이 떨어지기 때문에? 그러면, 나중에 이 사실을 알게 되었을 때, 충분한 판단력을 갖춘 그들이 느끼는 배신감은?</text:p>
      <text:p text:style-name="Normal"/>
      <text:p text:style-name="Normal">그들이 어리든 말든, 그들에게 우리는 진실을 알려줄 의무는 분명히 있다.</text:p>
      <text:p text:style-name="Normal">그들이 알고 싶지 않다면 그것은 하는 수 없겠지만, 묻는 말에 대하여 있는 그대로 대답하지 못하고, 학교의 명예 따위를 핑계로 하여 거짓말을 하는 것은, 우리의 안 그래도 충분히 마모된 양심을 더욱 무덤덤하게 만드는, 바람직하지 못한 행위이자, 더럽고 추악한 행위이다.</text:p>
      <text:p text:style-name="Normal">아무리 학교의 명예가 중요하다고 하지만, 그것이 나의 대학에, 나의 미래에 직결되어 있다고들 하지만, 당당하지 않은, 솔직하지 않은 말은 결국 우리 자신의 영혼만을 더럽힐 뿐이다. 양심에 걸리는 짓은 하지 않는 것이 맞다.</text:p>
      <text:p text:style-name="Normal"/>
      <text:p text:style-name="Normal">진실보다 우선시되는 가치는 없다. 그것이 비록 피하고 싶고, 인정하고 싶지 않은 괴로운 것일지라도, 우리는 있는 그대로를 말하고 있는 그대로를 기술하며, 있는 그대로를 보고 생각해야 한다. 그것은 자연현상을 관찰하고 그것으로부터 일반적인 법칙이나 결론 따위를 이끌어내는 우리 과학자들에게 있어 분명히 중요한 능력이며, 이는 연구윤리와도 직결된다. 거짓말하지 않는 것, 솔직한 것은 타인에게 상처를 줄 수도 있지만, 적어도 자신의 양심과 직관에 어긋나지는 않는다. 적어도, 당장에 그들에게 상처를 주더라도, 나중에 그들이 진실을 알았을 때 받을 더 큰 상처를 방지할 수는 있다.</text:p>
      <text:p text:style-name="Normal"/>
      <text:p text:style-name="Normal">진실은 묻히지 않는다. 언젠가는 우리가 감언이설로 속아넘긴 우리의 후손들도 고등학생이 되어 고등학교에 가보고, 그 때의 우리의 말이 - 물론 기억이 날련지는 모르겠지만 - 거짓말이었음을 깨닫게 된다면, 그들의 인생의 한 부분을 차지하던 그들의 가치관은 샅샅이 무너지고, 그들이 기억하는 세상은 붕괴한다. 마치 내가 경남과학고등학교에 처음 입학했을 때의 그 때 그 느낌처럼 말이다.</text:p>
      <text:p text:style-name="Normal"/>
      <text:p text:style-name="Normal">우리가 그들에게 거짓말을 하는 것은, 교육이 그들이 어리다는 이유로 거짓말을 하는 것은, 위선이다. 그리고, 더 심하게 말하여, 그것은</text:p>
      <text:p text:style-name="Normal">‘살인’이다.</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